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5.6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ourier New" svg:font-family="Courier New" style:font-pitch="fixed" style:font-family-generic="modern"/>
    <style:font-face style:name="Wingdings" svg:font-family="Wingdings" style:font-pitch="variable" style:font-charset="x-symbol"/>
  </office:font-face-decls>
  <office:automatic-styles>
    <style:style style:name="P1" style:family="paragraph" style:parent-style-name="Normal" style:master-page-name="Standard"/>
    <style:style style:name="T1_1" style:family="text">
      <style:text-properties fo:color="#ff0000" fo:font-size="12pt" style:font-size-asian="12pt" fo:font-weight="bold" style:font-weight-asian="bold"/>
    </style:style>
    <style:style style:name="P2" style:family="paragraph" style:parent-style-name="Normal">
      <style:paragraph-properties fo:break-before="auto"/>
    </style:style>
    <style:style style:name="T2_1" style:family="text" style:parent-style-name="DefaultParagraphFont">
      <style:text-properties fo:language="en" fo:language-asian="ru" fo:country="US" fo:country-asian="RU"/>
    </style:style>
    <style:style style:name="P3" style:family="paragraph" style:parent-style-name="Normal"/>
    <style:style style:name="T3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4" style:family="paragraph" style:parent-style-name="Normal">
      <style:text-properties fo:language="en" fo:language-asian="ru" fo:country="US" fo:country-asian="RU"/>
    </style:style>
    <style:style style:name="P5" style:family="paragraph" style:parent-style-name="Normal">
      <style:paragraph-properties fo:break-before="auto"/>
    </style:style>
    <style:style style:name="T5_1" style:family="text" style:parent-style-name="DefaultParagraphFont">
      <style:text-properties fo:language="en" fo:language-asian="ru" fo:country="US" fo:country-asian="RU"/>
    </style:style>
    <style:style style:name="P6" style:family="paragraph" style:parent-style-name="Normal"/>
    <style:style style:name="T6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7" style:family="paragraph" style:parent-style-name="Normal">
      <style:text-properties fo:language="en" fo:language-asian="ru" fo:country="US" fo:country-asian="RU"/>
    </style:style>
    <style:style style:name="P8" style:family="paragraph" style:parent-style-name="Normal">
      <style:paragraph-properties fo:break-before="auto"/>
    </style:style>
    <style:style style:name="T8_1" style:family="text" style:parent-style-name="DefaultParagraphFont">
      <style:text-properties fo:language="en" fo:language-asian="ru" fo:country="US" fo:country-asian="RU"/>
    </style:style>
    <style:style style:name="P9" style:family="paragraph" style:parent-style-name="Normal"/>
    <style:style style:name="T9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10" style:family="paragraph" style:parent-style-name="Normal">
      <style:text-properties fo:language="en" fo:language-asian="ru" fo:country="US" fo:country-asian="RU"/>
    </style:style>
    <style:style style:name="P11" style:family="paragraph" style:parent-style-name="Normal"/>
    <style:style style:name="P12" style:family="paragraph" style:parent-style-name="Normal">
      <style:text-properties fo:language="en" fo:country="NZ"/>
    </style:style>
    <style:style style:name="P13" style:family="paragraph" style:parent-style-name="Normal"/>
    <style:style style:name="T13_1" style:family="text">
      <style:text-properties fo:language="en" fo:country="US"/>
    </style:style>
    <style:style style:name="P14" style:family="paragraph" style:parent-style-name="ListParagraph">
      <style:paragraph-properties fo:line-height="100%" fo:margin-bottom="0cm"/>
    </style:style>
    <style:style style:name="T14_1" style:family="text" style:parent-style-name="DefaultParagraphFont">
      <style:text-properties fo:language="en" fo:country="US"/>
    </style:style>
    <style:style style:name="P15" style:family="paragraph" style:parent-style-name="ListParagraph">
      <style:paragraph-properties fo:line-height="100%" fo:margin-bottom="0cm"/>
    </style:style>
    <style:style style:name="T15_1" style:family="text" style:parent-style-name="DefaultParagraphFont">
      <style:text-properties fo:language="en" fo:country="US"/>
    </style:style>
    <style:style style:name="P16" style:family="paragraph" style:parent-style-name="ListParagraph">
      <style:paragraph-properties fo:line-height="100%" fo:margin-bottom="0cm"/>
    </style:style>
    <style:style style:name="T16_1" style:family="text" style:parent-style-name="DefaultParagraphFont">
      <style:text-properties fo:language="en" fo:country="US"/>
    </style:style>
    <style:style style:name="P17" style:family="paragraph" style:parent-style-name="ListParagraph">
      <style:paragraph-properties fo:line-height="100%" fo:margin-bottom="0cm"/>
    </style:style>
    <style:style style:name="T17_1" style:family="text" style:parent-style-name="DefaultParagraphFont">
      <style:text-properties fo:language="en" fo:country="US"/>
    </style:style>
    <style:style style:name="P18" style:family="paragraph" style:parent-style-name="ListParagraph">
      <style:paragraph-properties fo:line-height="100%" fo:margin-bottom="0cm"/>
    </style:style>
    <style:style style:name="T18_1" style:family="text" style:parent-style-name="DefaultParagraphFont">
      <style:text-properties fo:language="en" fo:country="US"/>
    </style:style>
    <style:style style:name="P19" style:family="paragraph" style:parent-style-name="Normal"/>
    <style:style style:name="P20" style:family="paragraph" style:parent-style-name="Normal"/>
  </office:automatic-styles>
  <office:body>
    <office:text>
      <text:p text:style-name="P1"><text:span text:style-name="T1_1">Evaluation<text:s/>Only.<text:s/>Created<text:s/>with<text:s/>GroupDocs.Assembly<text:s/>25.12.<text:s/>©<text:s/>Aspose<text:s/>Pty<text:s/>Ltd<text:s/>2001-2025.<text:s/>All<text:s/>Rights<text:s/>Reserved.</text:span></text:p>
      <text:p text:style-name="P2"><text:span text:style-name="T2_1"><text:s/></text:span></text:p>
      <text:p text:style-name="P3"><text:span text:style-name="T3_1">Usman<text:s/>Aziz</text:span></text:p>
      <text:p text:style-name="P4"/>
      <text:p text:style-name="P5"><text:span text:style-name="T5_1"><text:s/></text:span></text:p>
      <text:p text:style-name="P6"><text:span text:style-name="T6_1">Atir<text:s/>Tahir</text:span></text:p>
      <text:p text:style-name="P7"/>
      <text:p text:style-name="P8"><text:span text:style-name="T8_1"><text:s/></text:span></text:p>
      <text:p text:style-name="P9"><text:span text:style-name="T9_1">Dawood<text:s/>Khan</text:span></text:p>
      <text:p text:style-name="P10"/>
      <text:p text:style-name="P11"/>
      <text:p text:style-name="P12"/>
      <text:p text:style-name="P13"><text:span text:style-name="T13_1">We<text:s/>provide<text:s/>support<text:s/>for<text:s/>the<text:s/>following<text:s/>products:</text:span></text:p>
      <text:list text:style-name="LS2" xml:id="list0">
        <text:list-item>
          <text:p text:style-name="P14"><text:span text:style-name="T14_1">Lenovo<text:s/>G50</text:span></text:p>
        </text:list-item>
        <text:list-item>
          <text:p text:style-name="P15"><text:span text:style-name="T15_1">Pavilion<text:s/>G6</text:span></text:p>
        </text:list-item>
        <text:list-item>
          <text:p text:style-name="P16"><text:span text:style-name="T16_1">Nexus<text:s/>5</text:span></text:p>
        </text:list-item>
        <text:list-item>
          <text:p text:style-name="P17"><text:span text:style-name="T17_1">Lenovo<text:s/>12</text:span></text:p>
        </text:list-item>
        <text:list-item>
          <text:p text:style-name="P18"><text:span text:style-name="T18_1">www<text:s/>5</text:span></text:p>
        </text:list-item>
      </text:list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ourier New" svg:font-family="Courier New" style:font-pitch="fixed" style:font-family-generic="modern"/>
    <style:font-face style:name="Wingdings" svg:font-family="Wingdings" style:font-pitch="variable" style:font-charset="x-symbol"/>
  </office:font-face-decls>
  <office:styles>
    <style:default-style style:family="paragraph">
      <style:paragraph-properties style:text-autospace="ideograph-alpha" fo:text-align="left" fo:break-before="auto" fo:line-height="106%" fo:padding="0cm" fo:border-top="none" fo:border-bottom="none" fo:border-left="none" fo:border-right="none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style:text-autospace="ideograph-alpha" fo:text-align="left" fo:break-before="auto" fo:line-height="106%" fo:padding="0cm" fo:border-top="none" fo:border-bottom="none" fo:margin-bottom="0.282cm" fo:border-left="none" fo:border-right="none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style:style style:name="ListParagraph" style:family="paragraph" style:parent-style-name="Normal">
      <style:paragraph-properties fo:margin-left="1.27cm" fo:hyphenation-ladder-count="no-limit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color="font-color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 style:font-name-complex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 style:font-name-complex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 style:font-name-complex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 style:font-name-complex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 style:font-name-complex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 style:font-name-complex="Courier New"/>
    </style:style>
    <style:style style:name="List2Level8" style:family="text">
      <style:text-properties style:font-name="Wingdings"/>
    </style:style>
    <text:list-style style:name="LS2">
      <text:list-level-style-bullet text:bullet-char="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5.6.0</meta:generator>
    <dc:title/>
    <meta:initial-creator>Иван</meta:initial-creator>
    <meta:creation-date>2016-07-12T12:59:00</meta:creation-date>
    <dc:creator>Вячеслав Дерюшев</dc:creator>
    <dc:date>2021-04-22T07:19:00</dc:date>
    <meta:editing-cycles>3</meta:editing-cycles>
    <meta:document-statistic meta:page-count="1" meta:paragraph-count="1" meta:row-count="1" meta:word-count="24" meta:character-count="165" meta:non-whitespace-character-count="142"/>
  </office:meta>
</office:document-meta>
</file>